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tivity.removeListeners( Runnable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ctivity.get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join( int time , TimeUnit un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Activity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is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onFailure( final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ctivity.getFailed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onStop( final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ctivity.fail( String message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ctivity.addListeners( Runnable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ctivity.is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ctivity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ctivity.getFai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vity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tivity.jo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Activity.fail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tivity.setIntrospector( Introspector 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